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-color="#e6ff00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start="" draw:marker-end="Arrow" draw:marker-end-width="0.305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3.599cm" svg:height="4.799cm" svg:x="13cm" svg:y="10.6cm" svg:viewBox="0 0 3600 4800" draw:points="0,4800 600,4800 600,0 3600,0">
          <text:p/>
        </draw:polyline>
        <draw:rect draw:style-name="gr2" draw:text-style-name="P2" xml:id="id16" draw:id="id16" draw:layer="layout" svg:width="4cm" svg:height="1.6cm" svg:x="3.433cm" svg:y="8.241cm" draw:corner-radius="0.4cm">
          <text:p text:style-name="P1"><text:span text:style-name="T1">Play, Stop, Pause</text:span></text:p>
        </draw:rect>
        <draw:rect draw:style-name="gr3" draw:text-style-name="P2" xml:id="id17" draw:id="id17" draw:layer="layout" svg:width="4cm" svg:height="1.6cm" svg:x="3.433cm" svg:y="11.441cm" draw:corner-radius="0.4cm">
          <text:p text:style-name="P1"><text:span text:style-name="T1">DAC</text:span></text:p>
        </draw:rect>
        <draw:rect draw:style-name="gr3" draw:text-style-name="P2" xml:id="id12" draw:id="id12" draw:layer="layout" svg:width="4cm" svg:height="1.6cm" svg:x="14.633cm" svg:y="11.441cm" draw:corner-radius="0.4cm">
          <text:p text:style-name="P1"><text:span text:style-name="T1">Play Control</text:span></text:p>
        </draw:rect>
        <draw:rect draw:style-name="gr2" draw:text-style-name="P2" xml:id="id14" draw:id="id14" draw:layer="layout" svg:width="4cm" svg:height="1.6cm" svg:x="3.433cm" svg:y="17.841cm" draw:corner-radius="0.4cm">
          <text:p text:style-name="P1"><text:span text:style-name="T1">Keyboard</text:span></text:p>
        </draw:rect>
        <draw:rect draw:style-name="gr3" draw:text-style-name="P2" xml:id="id3" draw:id="id3" draw:layer="layout" svg:width="4cm" svg:height="1.6cm" svg:x="3.433cm" svg:y="1.841cm" draw:corner-radius="0.4cm">
          <text:p text:style-name="P1"><text:span text:style-name="T1">Stimulus Toggle</text:span></text:p>
        </draw:rect>
        <draw:rect draw:style-name="gr3" draw:text-style-name="P2" xml:id="id5" draw:id="id5" draw:layer="layout" svg:width="4cm" svg:height="1.6cm" svg:x="3.433cm" svg:y="5.041cm" draw:corner-radius="0.4cm">
          <text:p text:style-name="P1"><text:span text:style-name="T1">Scale Score Locking</text:span></text:p>
        </draw:rect>
        <draw:rect draw:style-name="gr3" draw:text-style-name="P2" xml:id="id7" draw:id="id7" draw:layer="layout" svg:width="4cm" svg:height="1.6cm" svg:x="9.033cm" svg:y="11.441cm" draw:corner-radius="0.4cm">
          <text:p text:style-name="P1"><text:span text:style-name="T1">Audio Bank Selector</text:span></text:p>
        </draw:rect>
        <draw:rect draw:style-name="gr3" draw:text-style-name="P2" xml:id="id13" draw:id="id13" draw:layer="layout" svg:width="4cm" svg:height="1.6cm" svg:x="14.633cm" svg:y="8.241cm" draw:corner-radius="0.4cm">
          <text:p text:style-name="P1"><text:span text:style-name="T1">Export Results</text:span></text:p>
        </draw:rect>
        <draw:rect draw:style-name="gr3" draw:text-style-name="P2" xml:id="id10" draw:id="id10" draw:layer="layout" svg:width="4cm" svg:height="1.6cm" svg:x="14.633cm" svg:y="17.841cm" draw:corner-radius="0.4cm">
          <text:p text:style-name="P1"><text:span text:style-name="T1">Validation</text:span></text:p>
        </draw:rect>
        <draw:rect draw:style-name="gr3" draw:text-style-name="P2" xml:id="id8" draw:id="id8" draw:layer="layout" svg:width="4cm" svg:height="1.6cm" svg:x="9.033cm" svg:y="14.641cm" draw:corner-radius="0.4cm">
          <text:p text:style-name="P1"><text:span text:style-name="T1">Audio File</text:span></text:p>
          <text:p text:style-name="P1"><text:span text:style-name="T1">Assignment</text:span></text:p>
        </draw:rect>
        <draw:rect draw:style-name="gr3" draw:text-style-name="P2" draw:layer="layout" svg:width="4cm" svg:height="1.6cm" svg:x="14.6cm" svg:y="5cm" draw:corner-radius="0.4cm">
          <text:p text:style-name="P1"><text:span text:style-name="T1">Standalone options</text:span></text:p>
        </draw:rect>
        <draw:rect draw:style-name="gr3" draw:text-style-name="P2" xml:id="id1" draw:id="id1" draw:layer="layout" svg:width="4cm" svg:height="1.6cm" svg:x="9.033cm" svg:y="1.841cm" draw:corner-radius="0.4cm">
          <text:p text:style-name="P1"><text:span text:style-name="T1">Initial Conditions</text:span></text:p>
        </draw:rect>
        <draw:rect draw:style-name="gr3" draw:text-style-name="P2" xml:id="id4" draw:id="id4" draw:layer="layout" svg:width="4cm" svg:height="1.6cm" svg:x="9.033cm" svg:y="5.041cm" draw:corner-radius="0.4cm">
          <text:p text:style-name="P1"><text:span text:style-name="T1">Page Control</text:span></text:p>
        </draw:rect>
        <draw:rect draw:style-name="gr3" draw:text-style-name="P2" xml:id="id2" draw:id="id2" draw:layer="layout" svg:width="4cm" svg:height="1.6cm" svg:x="14.633cm" svg:y="1.841cm" draw:corner-radius="0.4cm">
          <text:p text:style-name="P1"><text:span text:style-name="T1">Set Search Path</text:span></text:p>
        </draw:rect>
        <draw:rect draw:style-name="gr3" draw:text-style-name="P2" xml:id="id15" draw:id="id15" draw:layer="layout" svg:width="4cm" svg:height="1.6cm" svg:x="3.433cm" svg:y="14.641cm" draw:corner-radius="0.4cm">
          <text:p text:style-name="P1"><text:span text:style-name="T1">Scale Outputs</text:span></text:p>
        </draw:rect>
        <draw:rect draw:style-name="gr3" draw:text-style-name="P2" xml:id="id9" draw:id="id9" draw:layer="layout" svg:width="4cm" svg:height="1.6cm" svg:x="9.033cm" svg:y="17.841cm" draw:corner-radius="0.4cm">
          <text:p text:style-name="P1"><text:span text:style-name="T1">Sliders</text:span></text:p>
        </draw:rect>
        <draw:rect draw:style-name="gr2" draw:text-style-name="P2" xml:id="id11" draw:id="id11" draw:layer="layout" svg:width="4cm" svg:height="1.6cm" svg:x="14.633cm" svg:y="14.641cm" draw:corner-radius="0.4cm">
          <text:p text:style-name="P1"><text:span text:style-name="T1">Next Button</text:span></text:p>
        </draw:rect>
        <draw:rect draw:style-name="gr3" draw:text-style-name="P2" xml:id="id6" draw:id="id6" draw:layer="layout" svg:width="4cm" svg:height="1.6cm" svg:x="9.033cm" svg:y="8.241cm" draw:corner-radius="0.4cm">
          <text:p text:style-name="P1"><text:span text:style-name="T1">Page Reset</text:span></text:p>
        </draw:rect>
        <draw:connector draw:style-name="gr4" draw:text-style-name="P1" draw:layer="layout" draw:type="line" svg:x1="13.033cm" svg:y1="2.641cm" svg:x2="14.633cm" svg:y2="2.641cm" draw:start-shape="id1" draw:start-glue-point="1" draw:end-shape="id2" draw:end-glue-point="3" svg:d="m13033 2641h1600">
          <text:p/>
        </draw:connector>
        <draw:connector draw:style-name="gr4" draw:text-style-name="P1" draw:layer="layout" draw:type="line" svg:x1="9.033cm" svg:y1="2.641cm" svg:x2="7.433cm" svg:y2="2.641cm" draw:start-shape="id1" draw:start-glue-point="3" draw:end-shape="id3" draw:end-glue-point="1" svg:d="m9033 2641h-1600">
          <text:p/>
        </draw:connector>
        <draw:connector draw:style-name="gr4" draw:text-style-name="P1" draw:layer="layout" draw:type="line" svg:x1="11.033cm" svg:y1="3.441cm" svg:x2="11.033cm" svg:y2="5.041cm" draw:start-shape="id1" draw:start-glue-point="2" draw:end-shape="id4" draw:end-glue-point="0" svg:d="m11033 3441v1600">
          <text:p/>
        </draw:connector>
        <draw:connector draw:style-name="gr4" draw:text-style-name="P1" draw:layer="layout" svg:x1="11.033cm" svg:y1="3.441cm" svg:x2="5.433cm" svg:y2="5.041cm" draw:start-shape="id1" draw:start-glue-point="2" draw:end-shape="id5" draw:end-glue-point="0" svg:d="m11033 3441v800h-5600v800">
          <text:p/>
        </draw:connector>
        <draw:connector draw:style-name="gr4" draw:text-style-name="P1" draw:layer="layout" svg:x1="11.033cm" svg:y1="6.641cm" svg:x2="11.033cm" svg:y2="8.241cm" draw:start-shape="id4" draw:start-glue-point="2" draw:end-shape="id6" svg:d="m11033 6641v1600">
          <text:p/>
        </draw:connector>
        <draw:connector draw:style-name="gr4" draw:text-style-name="P1" draw:layer="layout" svg:x1="11.033cm" svg:y1="9.841cm" svg:x2="11.033cm" svg:y2="11.441cm" draw:start-shape="id6" draw:start-glue-point="2" draw:end-shape="id7" draw:end-glue-point="0" svg:d="m11033 9841v1600">
          <text:p/>
        </draw:connector>
        <draw:connector draw:style-name="gr4" draw:text-style-name="P1" draw:layer="layout" svg:x1="11.033cm" svg:y1="13.041cm" svg:x2="11.033cm" svg:y2="14.641cm" draw:start-shape="id7" draw:start-glue-point="2" draw:end-shape="id8" draw:end-glue-point="0" svg:d="m11033 13041v1600">
          <text:p/>
        </draw:connector>
        <draw:connector draw:style-name="gr4" draw:text-style-name="P1" draw:layer="layout" svg:x1="11.033cm" svg:y1="16.241cm" svg:x2="11.033cm" svg:y2="17.841cm" draw:start-shape="id8" draw:start-glue-point="2" draw:end-shape="id9" draw:end-glue-point="0" svg:d="m11033 16241v1600">
          <text:p/>
        </draw:connector>
        <draw:connector draw:style-name="gr4" draw:text-style-name="P1" xml:id="id18" draw:id="id18" draw:layer="layout" svg:x1="13.033cm" svg:y1="18.641cm" svg:x2="14.633cm" svg:y2="18.641cm" draw:start-shape="id9" draw:start-glue-point="1" draw:end-shape="id10" draw:end-glue-point="3" svg:d="m13033 18641h1600">
          <text:p/>
        </draw:connector>
        <draw:connector draw:style-name="gr4" draw:text-style-name="P1" draw:layer="layout" svg:x1="16.633cm" svg:y1="17.841cm" svg:x2="16.633cm" svg:y2="16.241cm" draw:start-shape="id10" draw:start-glue-point="0" draw:end-shape="id11" draw:end-glue-point="2" svg:d="m16633 17841v-1600">
          <text:p/>
        </draw:connector>
        <draw:connector draw:style-name="gr4" draw:text-style-name="P1" draw:layer="layout" svg:x1="16.633cm" svg:y1="14.641cm" svg:x2="16.633cm" svg:y2="13.041cm" draw:start-shape="id11" draw:start-glue-point="0" draw:end-shape="id12" draw:end-glue-point="2" svg:d="m16633 14641v-1600">
          <text:p/>
        </draw:connector>
        <draw:connector draw:style-name="gr4" draw:text-style-name="P1" draw:layer="layout" svg:x1="16.633cm" svg:y1="11.441cm" svg:x2="16.633cm" svg:y2="9.841cm" draw:start-shape="id12" draw:start-glue-point="0" draw:end-shape="id13" draw:end-glue-point="2" svg:d="m16633 11441v-1600">
          <text:p/>
        </draw:connector>
        <draw:connector draw:style-name="gr4" draw:text-style-name="P1" draw:layer="layout" svg:x1="14.633cm" svg:y1="9.041cm" svg:x2="13.033cm" svg:y2="9.041cm" draw:start-shape="id13" draw:start-glue-point="3" draw:end-shape="id6" draw:end-glue-point="1" svg:d="m14633 9041h-1600">
          <text:p/>
        </draw:connector>
        <draw:connector draw:style-name="gr4" draw:text-style-name="P1" draw:layer="layout" draw:line-skew="0.1cm 0.147cm" svg:x1="5.433cm" svg:y1="19.441cm" svg:x2="18.633cm" svg:y2="12.241cm" draw:start-shape="id14" draw:start-glue-point="2" draw:end-shape="id12" draw:end-glue-point="1" svg:d="m5433 19441v620h13867v-7820h-667">
          <text:p/>
        </draw:connector>
        <draw:connector draw:style-name="gr4" draw:text-style-name="P1" draw:layer="layout" svg:x1="7.433cm" svg:y1="18.641cm" svg:x2="9.033cm" svg:y2="18.641cm" draw:start-shape="id14" draw:start-glue-point="1" draw:end-shape="id9" draw:end-glue-point="3" svg:d="m7433 18641h1600">
          <text:p/>
        </draw:connector>
        <draw:connector draw:style-name="gr4" draw:text-style-name="P1" draw:layer="layout" draw:line-skew="-0.713cm" svg:x1="3.433cm" svg:y1="18.641cm" svg:x2="3.433cm" svg:y2="2.641cm" draw:start-shape="id14" draw:start-glue-point="3" draw:end-shape="id3" draw:end-glue-point="3" svg:d="m3433 18641h-1233v-16000h1233">
          <text:p/>
        </draw:connector>
        <draw:connector draw:style-name="gr4" draw:text-style-name="P1" draw:layer="layout" draw:line-skew="-5.241cm -0.413cm" svg:x1="5.433cm" svg:y1="3.441cm" svg:x2="3.433cm" svg:y2="15.441cm" draw:start-shape="id3" draw:start-glue-point="2" draw:end-shape="id15" draw:end-glue-point="3" svg:d="m5433 3441v359h-2933v11641h933">
          <text:p/>
        </draw:connector>
        <draw:connector draw:style-name="gr4" draw:text-style-name="P1" draw:layer="layout" svg:x1="5.433cm" svg:y1="9.841cm" svg:x2="5.433cm" svg:y2="11.441cm" draw:start-shape="id16" draw:start-glue-point="2" draw:end-shape="id17" draw:end-glue-point="0" svg:d="m5433 9841v1600">
          <text:p/>
        </draw:connector>
        <draw:connector draw:style-name="gr4" draw:text-style-name="P1" draw:layer="layout" svg:x1="5.433cm" svg:y1="14.641cm" svg:x2="5.433cm" svg:y2="13.041cm" draw:start-shape="id15" draw:start-glue-point="0" draw:end-shape="id17" draw:end-glue-point="2" svg:d="m5433 14641v-1600">
          <text:p/>
        </draw:connector>
        <draw:frame draw:style-name="gr5" draw:text-style-name="P3" draw:layer="layout" svg:width="1.755cm" svg:height="0.564cm" svg:x="7.378cm" svg:y="2.841cm">
          <draw:text-box>
            <text:p><text:span text:style-name="T2">Loadbang</text:span></text:p>
          </draw:text-box>
        </draw:frame>
        <draw:frame draw:style-name="gr5" draw:text-style-name="P3" draw:layer="layout" svg:width="1.755cm" svg:height="0.564cm" svg:x="12.933cm" svg:y="2.841cm">
          <draw:text-box>
            <text:p><text:span text:style-name="T2">Loadbang</text:span></text:p>
          </draw:text-box>
        </draw:frame>
        <draw:frame draw:style-name="gr5" draw:text-style-name="P3" draw:layer="layout" svg:width="1.755cm" svg:height="0.564cm" svg:x="9.433cm" svg:y="3.577cm">
          <draw:text-box>
            <text:p><text:span text:style-name="T2">Loadbang</text:span></text:p>
          </draw:text-box>
        </draw:frame>
        <draw:frame draw:style-name="gr5" draw:text-style-name="P3" draw:layer="layout" svg:width="1.755cm" svg:height="0.564cm" svg:x="7.078cm" svg:y="3.741cm">
          <draw:text-box>
            <text:p><text:span text:style-name="T2">Loadbang</text:span></text:p>
          </draw:text-box>
        </draw:frame>
        <draw:connector draw:style-name="gr4" draw:text-style-name="P1" draw:layer="layout" draw:line-skew="-3.241cm 0.147cm" svg:x1="11.033cm" svg:y1="3.441cm" svg:x2="18.633cm" svg:y2="12.241cm" draw:start-shape="id1" draw:start-glue-point="2" draw:end-shape="id12" draw:end-glue-point="1" svg:d="m11033 3441v759h8267v8041h-667">
          <text:p/>
        </draw:connector>
        <draw:frame draw:style-name="gr5" draw:text-style-name="P3" draw:layer="layout" svg:width="1.755cm" svg:height="0.564cm" svg:x="14.278cm" svg:y="3.641cm">
          <draw:text-box>
            <text:p><text:span text:style-name="T2">Loadbang</text:span></text:p>
          </draw:text-box>
        </draw:frame>
        <draw:connector draw:style-name="gr4" draw:text-style-name="P1" draw:layer="layout" svg:x1="7.433cm" svg:y1="5.841cm" svg:x2="9.033cm" svg:y2="18.641cm" draw:start-shape="id5" draw:start-glue-point="1" draw:end-shape="id9" draw:end-glue-point="3" svg:d="m7433 5841h800v12800h800">
          <text:p/>
        </draw:connector>
        <draw:connector draw:style-name="gr4" draw:text-style-name="P1" draw:layer="layout" draw:line-skew="-0.141cm -0.113cm" svg:x1="5.433cm" svg:y1="3.441cm" svg:x2="3.433cm" svg:y2="5.841cm" draw:start-shape="id3" draw:start-glue-point="2" draw:end-shape="id5" draw:end-glue-point="3" svg:d="m5433 3441v659h-2633v1741h633">
          <text:p/>
        </draw:connector>
        <draw:frame draw:style-name="gr5" draw:text-style-name="P3" draw:layer="layout" svg:width="1.899cm" svg:height="0.564cm" svg:x="10.934cm" svg:y="6.841cm">
          <draw:text-box>
            <text:p><text:span text:style-name="T2">PageReset</text:span></text:p>
          </draw:text-box>
        </draw:frame>
        <draw:frame draw:style-name="gr5" draw:text-style-name="P3" draw:layer="layout" svg:width="1.789cm" svg:height="0.564cm" svg:x="11.033cm" svg:y="10.177cm">
          <draw:text-box>
            <text:p><text:span text:style-name="T2">NewAudio</text:span></text:p>
          </draw:text-box>
        </draw:frame>
        <draw:frame draw:style-name="gr5" draw:text-style-name="P3" draw:layer="layout" svg:width="1.145cm" svg:height="0.564cm" svg:x="11.044cm" svg:y="13.241cm">
          <draw:text-box>
            <text:p><text:span text:style-name="T2">Bank</text:span></text:p>
          </draw:text-box>
        </draw:frame>
        <draw:frame draw:style-name="gr5" draw:text-style-name="P3" draw:layer="layout" svg:width="1.819cm" svg:height="0.564cm" svg:x="11.033cm" svg:y="13.641cm">
          <draw:text-box>
            <text:p><text:span text:style-name="T2">Stimulus...</text:span></text:p>
          </draw:text-box>
        </draw:frame>
        <draw:frame draw:style-name="gr5" draw:text-style-name="P3" draw:layer="layout" svg:width="1.442cm" svg:height="0.564cm" svg:x="9.658cm" svg:y="16.5cm">
          <draw:text-box>
            <text:p><text:span text:style-name="T2">Scale...</text:span></text:p>
          </draw:text-box>
        </draw:frame>
        <draw:frame draw:style-name="gr5" draw:text-style-name="P3" draw:layer="layout" svg:width="1.819cm" svg:height="0.564cm" svg:x="13.714cm" svg:y="10.077cm">
          <draw:text-box>
            <text:p><text:span text:style-name="T2">Stimulus...</text:span></text:p>
          </draw:text-box>
        </draw:frame>
        <draw:frame draw:style-name="gr5" draw:text-style-name="P3" draw:layer="layout" svg:width="1.535cm" svg:height="0.877cm" svg:x="12.465cm" svg:y="17cm">
          <draw:text-box>
            <text:p><text:span text:style-name="T2">Script:</text:span></text:p>
            <text:p><text:span text:style-name="T2">Result...</text:span></text:p>
          </draw:text-box>
        </draw:frame>
        <draw:frame draw:style-name="gr5" draw:text-style-name="P3" draw:layer="layout" svg:width="1.256cm" svg:height="0.564cm" svg:x="13.131cm" svg:y="19.477cm">
          <draw:text-box>
            <text:p><text:span text:style-name="T2">space</text:span></text:p>
          </draw:text-box>
        </draw:frame>
        <draw:frame draw:style-name="gr5" draw:text-style-name="P3" draw:layer="layout" svg:width="0.642cm" svg:height="0.564cm" svg:x="13.433cm" svg:y="20.041cm">
          <draw:text-box>
            <text:p><text:span text:style-name="T2">s</text:span></text:p>
          </draw:text-box>
        </draw:frame>
        <draw:frame draw:style-name="gr5" draw:text-style-name="P3" draw:layer="layout" svg:width="2.775cm" svg:height="0.564cm" svg:x="16.533cm" svg:y="16.841cm">
          <draw:text-box>
            <text:p><text:span text:style-name="T2">Script: NextButton</text:span></text:p>
          </draw:text-box>
        </draw:frame>
        <draw:frame draw:style-name="gr5" draw:text-style-name="P3" draw:layer="layout" svg:width="1.552cm" svg:height="0.877cm" svg:x="7.581cm" svg:y="18.741cm">
          <draw:text-box>
            <text:p><text:span text:style-name="T2">Script:</text:span></text:p>
            <text:p><text:span text:style-name="T2">Button...</text:span></text:p>
          </draw:text-box>
        </draw:frame>
        <draw:frame draw:style-name="gr5" draw:text-style-name="P3" draw:layer="layout" svg:width="0.972cm" svg:height="0.564cm" svg:x="5.533cm" svg:y="13.441cm">
          <draw:text-box>
            <text:p><text:span text:style-name="T2">Left</text:span></text:p>
          </draw:text-box>
        </draw:frame>
        <draw:frame draw:style-name="gr5" draw:text-style-name="P3" draw:layer="layout" svg:width="1.162cm" svg:height="0.564cm" svg:x="5.533cm" svg:y="13.841cm">
          <draw:text-box>
            <text:p><text:span text:style-name="T2">Right</text:span></text:p>
          </draw:text-box>
        </draw:frame>
        <draw:frame draw:style-name="gr5" draw:text-style-name="P3" draw:layer="layout" svg:width="2.741cm" svg:height="0.564cm" svg:x="5.358cm" svg:y="9.977cm">
          <draw:text-box>
            <text:p><text:span text:style-name="T2">Script: PlayButton</text:span></text:p>
          </draw:text-box>
        </draw:frame>
        <draw:frame draw:style-name="gr5" draw:text-style-name="P3" draw:layer="layout" svg:width="2.775cm" svg:height="0.564cm" svg:x="5.333cm" svg:y="10.441cm">
          <draw:text-box>
            <text:p><text:span text:style-name="T2">Script: StopButton</text:span></text:p>
          </draw:text-box>
        </draw:frame>
        <draw:frame draw:style-name="gr5" draw:text-style-name="P3" draw:layer="layout" svg:width="2.161cm" svg:height="0.564cm" draw:transform="rotate (-1.57009819509499) translate (8.298cm 6.839cm)">
          <draw:text-box>
            <text:p><text:span text:style-name="T2">Script: Raw...</text:span></text:p>
          </draw:text-box>
        </draw:frame>
        <draw:frame draw:style-name="gr5" draw:text-style-name="P3" draw:layer="layout" svg:width="2.775cm" svg:height="0.564cm" svg:x="16.533cm" svg:y="13.641cm">
          <draw:text-box>
            <text:p><text:span text:style-name="T2">Script: NextButton</text:span></text:p>
          </draw:text-box>
        </draw:frame>
        <draw:frame draw:style-name="gr5" draw:text-style-name="P3" draw:layer="layout" svg:width="2.369cm" svg:height="0.564cm" svg:x="16.633cm" svg:y="10.477cm">
          <draw:text-box>
            <text:p><text:span text:style-name="T2">PageComplete</text:span></text:p>
          </draw:text-box>
        </draw:frame>
        <draw:frame draw:style-name="gr5" draw:text-style-name="P3" draw:layer="layout" svg:width="2.352cm" svg:height="0.564cm" draw:transform="rotate (0.457625329872827) translate (12.874cm 8.58cm)">
          <draw:text-box>
            <text:p><text:span text:style-name="T2">SaveComplete</text:span></text:p>
          </draw:text-box>
        </draw:frame>
        <draw:frame draw:style-name="gr5" draw:text-style-name="P3" draw:layer="layout" svg:width="1.615cm" svg:height="0.564cm" svg:x="3.033cm" svg:y="4.141cm">
          <draw:text-box>
            <text:p><text:span text:style-name="T2">Freeze...</text:span></text:p>
          </draw:text-box>
        </draw:frame>
        <draw:frame draw:style-name="gr5" draw:text-style-name="P3" draw:layer="layout" svg:width="1.522cm" svg:height="0.564cm" draw:transform="rotate (-1.57009819509499) translate (3.031cm 9.441cm)">
          <draw:text-box>
            <text:p><text:span text:style-name="T2">Select...</text:span></text:p>
          </draw:text-box>
        </draw:frame>
        <draw:connector draw:style-name="gr4" draw:text-style-name="P1" draw:layer="layout" draw:line-skew="0.079cm -6.333cm 0.439cm" svg:x1="5.433cm" svg:y1="1.841cm" svg:x2="11.033cm" svg:y2="19.441cm" draw:start-shape="id3" draw:start-glue-point="0" draw:end-shape="id9" draw:end-glue-point="2" svg:d="m5433 1841v-441h-3533v19000h9133v-959">
          <text:p/>
        </draw:connector>
        <draw:frame draw:style-name="gr5" draw:text-style-name="P3" draw:layer="layout" svg:width="2.428cm" svg:height="0.564cm" draw:transform="rotate (-1.57009819509499) translate (1.797cm 18.113cm)">
          <draw:text-box>
            <text:p><text:span text:style-name="T2">Script: Button...</text:span></text:p>
          </draw:text-box>
        </draw:frame>
        <draw:connector draw:style-name="gr4" draw:text-style-name="P1" draw:layer="layout" draw:line-skew="0.239cm" svg:x1="11.033cm" svg:y1="16.241cm" svg:x2="5.433cm" svg:y2="16.241cm" draw:start-shape="id8" draw:start-glue-point="2" draw:end-shape="id15" draw:end-glue-point="2" svg:d="m11033 16241v759h-5600v-759">
          <text:p/>
        </draw:connector>
        <draw:connector draw:style-name="gr4" draw:text-style-name="P1" draw:layer="layout" draw:line-skew="-3.376cm" svg:x1="13.833cm" svg:y1="18.641cm" svg:x2="16.633cm" svg:y2="9.841cm" draw:start-shape="id18" draw:start-glue-point="0" draw:end-shape="id13" draw:end-glue-point="2" svg:d="m13833 18641v-7841h2800v-959">
          <text:p/>
        </draw:connector>
        <draw:connector draw:style-name="gr4" draw:text-style-name="P1" draw:layer="layout" draw:line-skew="0.267cm -0.121cm" svg:x1="9.033cm" svg:y1="9.041cm" svg:x2="5.433cm" svg:y2="5.041cm" draw:start-shape="id6" draw:start-glue-point="3" draw:end-shape="id5" draw:end-glue-point="0" svg:d="m9033 9041h-533v-4641h-3067v641">
          <text:p/>
        </draw:connector>
        <draw:frame draw:style-name="gr5" draw:text-style-name="P3" draw:layer="layout" svg:width="2.085cm" svg:height="0.564cm" draw:transform="rotate (-1.57009819509499) translate (9.064cm 6.1cm)">
          <draw:text-box>
            <text:p><text:span text:style-name="T2">ResetScales</text:span></text:p>
          </draw:text-box>
        </draw:frame>
        <draw:polyline draw:style-name="gr6" draw:text-style-name="P1" draw:layer="layout" svg:width="7.399cm" svg:height="10.999cm" svg:x="12.2cm" svg:y="7.6cm" svg:viewBox="0 0 7400 11000" draw:points="0,600 0,0 7400,0 7400,11000 6400,11000">
          <text:p/>
        </draw:polyline>
        <draw:frame draw:style-name="gr5" draw:text-style-name="P3" draw:layer="layout" svg:width="2.466cm" svg:height="0.564cm" svg:x="14.601cm" svg:y="7.036cm">
          <draw:text-box>
            <text:p><text:span text:style-name="T2">ResetValid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4cm" svg:stroke-color="#000000" draw:marker-start-width="0.359cm" draw:marker-start-center="false" draw:marker-end-width="0.359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opher Hummersone</meta:initial-creator>
    <meta:creation-date>2011-02-09T18:21:22</meta:creation-date>
    <dc:date>2015-03-03T10:04:10</dc:date>
    <dc:creator>Christopher Hummersone</dc:creator>
    <meta:editing-duration>PT3H34M55S</meta:editing-duration>
    <meta:editing-cycles>57</meta:editing-cycles>
    <meta:generator>OpenOffice/4.0.0$Unix OpenOffice.org_project/400m3$Build-9702</meta:generator>
    <dc:title>MUSHRA patcher schematic</dc:title>
    <meta:document-statistic meta:object-count="75"/>
  </office:meta>
</office:document-meta>
</file>